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color="#4472C4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Hipervínculo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Ponderació 1</text:p>
      <text:p text:style-name="P2">Sed de Linux</text:p>
      <text:p text:style-name="P3"/>
      <text:p text:style-name="Standard"><text:a xlink:href="https://www.mybluelinux.com/sed-tutorial-how-print-or-delete-particular-line/" office:target-frame-name="_top" xlink:show="replace"><text:span text:style-name="T4">https://www.mybluelinux.com/sed-tutorial-how-print-or-delete-particular-line/</text:span></text:a></text:p>
      <text:p text:style-name="P5"/>
      <text:p text:style-name="Standard"><text:a xlink:href="https://www.linuxtotal.com.mx/index.php?cont=sed-manipular-texto-basico-1" office:target-frame-name="_top" xlink:show="replace"><text:span text:style-name="Hipervínculo">https://www.linuxtotal.com.mx/index.php?cont=sed-manipular-texto-basico-1</text:span></text:a></text:p>
      <text:p text:style-name="Standard"/>
      <text:p text:style-name="Standard">https://radiosyculturalibre.com.ar/biblioteca/PROGRAMACION/shell/sed_tutorial.pdf</text:p>
      <text:p text:style-name="Standard"/>
      <text:p text:style-name="Standard"><text:a xlink:href="http://www.taringa.net/posts/linux/15967420/Sed-a-fondo.html" office:target-frame-name="_top" xlink:show="replace">http://www.taringa.net/posts/linux/15967420/Sed-a-fondo.html</text:a></text:p>
      <text:p text:style-name="Standard"/>
      <text:p text:style-name="Standard"><text:a xlink:href="http://es.wikipedia.org/wiki/Sed_%28informática%29" office:target-frame-name="_top" xlink:show="replace">http://es.wikipedia.org/wiki/Sed_%28inform%C3%A1tica%29</text:a></text:p>
      <text:p text:style-name="Standard"/>
      <text:p text:style-name="Standard"><text:a xlink:href="http://www.computerhope.com/unix/used.htm" office:target-frame-name="_top" xlink:show="replace">http://www.computerhope.com/unix/used.htm</text:a></text:p>
      <text:p text:style-name="Standard"/>
      <text:h text:style-name="Título2" text:outline-level="2">A partir d'aquest fitxer</text:h>
      <text:p text:style-name="Standard">Steve Blenheim:238-923-7366:95 Latham Lane, Easton, PA 83755:11/12/56:20300</text:p>
      <text:p text:style-name="Standard">Betty Boop:245-836-8357:635 Cutesy Lane, Hollywood, CA 91464:6/23/23:14500</text:p>
      <text:p text:style-name="Standard">Igor Chevsky:385-375-8395:3567 Populus Place, Caldwell, NJ 23875:6/18/68:23400</text:p>
      <text:p text:style-name="Standard">Norma Corder:397-857-2735:74 Pine Street, Dearborn, MI 23874:3/28/45:245700</text:p>
      <text:p text:style-name="Standard">Jennifer Cowan:548-834-2348:583 Laurel Ave., Kingsville, TX 83745:10/1/35:58900</text:p>
      <text:p text:style-name="Standard">Jon DeLoach:408-253-3122:123 Park St., San Jose, CA 04086:7/25/53:85100</text:p>
      <text:p text:style-name="Standard">Karen Evich:284-758-2857:23 Edgecliff Place, Lincoln, NB 92743:7/25/53:85100</text:p>
      <text:p text:style-name="Standard">Karen Evich:284-758-2867:23 Edgecliff Place, Lincoln, NB 92743:11/3/35:58200</text:p>
      <text:p text:style-name="Standard">Karen Evich:284-758-2867:23 Edgecliff Place, Lincoln, NB 92743:11/3/35:58200</text:p>
      <text:p text:style-name="Standard">Fred Fardbarkle:674-843-1385:20 Parak<text:s/>Lane, Duluth, MN 23850:4/12/23:780900</text:p>
      <text:p text:style-name="Standard">Fred Fardbarkle:674-843-1385:20 Parak Lane, Duluth, MN 23850:4/12/23:780900</text:p>
      <text:p text:style-name="Standard">Lori Gortz:327-832-5728:3465 Mirlo Street, Peabody, MA 34756:10/2/65:35200</text:p>
      <text:p text:style-name="Standard">Paco Gutierrez:835-365-1284:454 Easy Street, Decatur, IL 75732:2/28/53:123500</text:p>
      <text:p text:style-name="Standard">Ephram Hardy:293-259-5395:235 CarltonLane, Joliet, IL 73858:8/12/20:56700</text:p>
      <text:p text:style-name="Standard">James Ikeda:834-938-8376:23445 Aster Ave., Allentown, NJ 83745:12/1/38:45000</text:p>
      <text:p text:style-name="Standard">Barbara Kertz:385-573-8326:832 Ponce Drive, Gary, IN 83756:12/1/46:268500</text:p>
      <text:p text:style-name="Standard">Lesley Kirstin:408-456-1234:4 Harvard Square, Boston, MA 02133:4/22/62:52600</text:p>
      <text:p text:style-name="Standard">William Kopf:846-836-2837:6937 Ware Road, Milton, PA 93756:9/21/46:43500</text:p>
      <text:p text:style-name="Standard">Sir Lancelot:837-835-8257:474 Camelot Boulevard, Bath, WY 28356:5/13/69:24500</text:p>
      <text:p text:style-name="Standard">Jesse Neal:408-233-8971:45 Rose Terrace, San Francisco, CA 92303:2/3/36:25000</text:p>
      <text:p text:style-name="Standard">Zippy Pinhead:834-823-8319:2356 Bizarro Ave., Farmount, IL 84357:1/1/67:89500</text:p>
      <text:p text:style-name="Standard">Arthur Putie:923-835-8745:23 Wimp Lane, Kensington, DL 38758:8/31/69:126000</text:p>
      <text:p text:style-name="Standard">Popeye Sailor:156-454-3322:945 Bluto Street, Anywhere, USA 29358:3/19/35:22350</text:p>
      <text:p text:style-name="Standard">Jose Moreno:385-898-8357:24 Vilar Petit, Bleins, iSpain 17300:5/20/88:1000</text:p>
      <text:p text:style-name="Standard">Tommy Savage:408-724-0140:1222 Oxbow Court, Sunnyvale, CA 94087:5/19/66:34200</text:p>
      <text:p text:style-name="Standard">Yukio Takeshida:387-827-1095:13 Uno Lane, Ashville, NC 23556:7/1/29:57000</text:p>
      <text:p text:style-name="Standard">Vinh<text:s/>Tranh:438-910-7449:8235 Maple Street, Wilmington, VM 29085:9/23/63:68900</text:p>
      <text:p text:style-name="Standard"/>
      <text:p text:style-name="Standard">1. Canvia la població de Bleins per Blanes.</text:p>
      <text:p text:style-name="Standard"/>
      <text:p text:style-name="Standard">2. Elimineu les tres primeres línies.</text:p>
      <text:p text:style-name="Standard"/>
      <text:p text:style-name="Standard">3. Imprimeix les línies 5 a 10.</text:p>
      <text:p text:style-name="Standard"/>
      <text:p text:style-name="Standard">4. Eliminar les línies que contenen Lane.</text:p>
      <text:p text:style-name="Standard"/>
      <text:p text:style-name="Standard">5. Imprimiu totes les<text:s/>línies en què els aniversaris són al novembre o desembre.</text:p>
      <text:p text:style-name="Standard"/>
      <text:p text:style-name="Standard">6. Annexa tres asteriscos al final de les línies que comencen amb Fred.</text:p>
      <text:p text:style-name="Standard"/>
      <text:p text:style-name="Standard">7. Substitueix la línia que comença per <text:s/>Jose, <text:s/>per JOSE S'HA <text:s/>JUBILAT</text:p>
      <text:p text:style-name="Standard"/>
      <text:p text:style-name="Standard">8. Canvia la data de naixement de Popeye per 11/14/46. Suposa que no saps la data original de Popeye. Utilitza una expressió regular per buscar-la.</text:p>
      <text:p text:style-name="Standard"/>
      <text:p text:style-name="Standard">9. Elimina totes les línies en blanc.</text:p>
      <text:p text:style-name="Standard"/>
      <text:p text:style-name="Standard">10. (Val per 4). Fent servir el awk fes alguna cosa interessant amb el fitxer anterior, indica el que has fet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SimSun"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Teletype" style:display-name="Teletype" style:family="text">
      <style:text-properties style:font-name="Liberation Mono" style:font-name-asian="NSimSun" style:font-name-complex="Liberation Mono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é Moreno</dc:creator>
    <meta:creation-date>2017-09-28T14:29:00Z</meta:creation-date>
    <dc:date>2022-10-17T13:52:00Z</dc:date>
    <meta:template xlink:href="Normal.dotm" xlink:type="simple"/>
    <meta:editing-cycles>8</meta:editing-cycles>
    <meta:editing-duration>PT360S</meta:editing-duration>
    <meta:document-statistic meta:page-count="2" meta:paragraph-count="7" meta:word-count="552" meta:character-count="3584" meta:row-count="25" meta:non-whitespace-character-count="3039"/>
  </office:meta>
</office:document-meta>
</file>